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2.3cm" svg:height="1.1cm" svg:x="7cm" svg:y="1.5cm">
            <text:p text:style-name="P1"><text:span text:style-name="T1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7cm" svg:y="1.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2.7cm" svg:y="3.9cm">
            <text:p text:style-name="P1"><text:span text:style-name="T1">bi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2.7cm" svg:y="3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5.4cm" svg:y="3.9cm">
            <text:p text:style-name="P1"><text:span text:style-name="T1">da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5.4cm" svg:y="3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1cm" svg:y="3.9cm">
            <text:p text:style-name="P1"><text:span text:style-name="T1">publi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8.1cm" svg:y="3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0.8cm" svg:y="3.9cm">
            <text:p text:style-name="P1"><text:span text:style-name="T1">tm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0.8cm" svg:y="3.7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1cm" svg:y="6.3cm">
            <text:p text:style-name="P1"><text:span text:style-name="T1">hom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8.1cm" svg:y="6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8.1cm" svg:y="8.6cm">
            <text:p text:style-name="P1"><text:span text:style-name="T1">nel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8.1cm" svg:y="8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9.2cm" svg:y1="7.5cm" svg:x2="9.2cm" svg:y2="8.4cm">
          <text:p/>
        </draw:line>
        <draw:line draw:style-name="gr3" draw:text-style-name="P1" draw:layer="layout" svg:x1="8.2cm" svg:y1="2.8cm" svg:x2="9cm" svg:y2="3.6cm">
          <text:p/>
        </draw:line>
        <draw:line draw:style-name="gr3" draw:text-style-name="P1" draw:layer="layout" svg:x1="8.7cm" svg:y1="2.7cm" svg:x2="11cm" svg:y2="3.6cm">
          <text:p/>
        </draw:line>
        <draw:line draw:style-name="gr3" draw:text-style-name="P1" draw:layer="layout" svg:x1="7.8cm" svg:y1="2.8cm" svg:x2="7cm" svg:y2="3.6cm">
          <text:p/>
        </draw:line>
        <draw:line draw:style-name="gr3" draw:text-style-name="P1" draw:layer="layout" svg:x1="7.4cm" svg:y1="2.7cm" svg:x2="4cm" svg:y2="3.6cm">
          <text:p/>
        </draw:line>
        <draw:line draw:style-name="gr3" draw:text-style-name="P1" draw:layer="layout" svg:x1="9.3cm" svg:y1="5.2cm" svg:x2="9.3cm" svg:y2="6.1cm">
          <text:p/>
        </draw:line>
        <draw:g>
          <draw:custom-shape draw:style-name="gr1" draw:text-style-name="P2" draw:layer="layout" svg:width="2.3cm" svg:height="1.1cm" svg:x="10.8cm" svg:y="6.3cm">
            <text:p text:style-name="P1"><text:span text:style-name="T1">group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0.8cm" svg:y="6.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1" draw:text-style-name="P2" draw:layer="layout" svg:width="2.3cm" svg:height="1.1cm" svg:x="11cm" svg:y="8.7cm">
            <text:p text:style-name="P1"><text:span text:style-name="T1">treehou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cm" svg:height="0.2cm" svg:x="11cm" svg:y="8.5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3" draw:text-style-name="P1" draw:layer="layout" svg:x1="9.6cm" svg:y1="5.1cm" svg:x2="11.3cm" svg:y2="5.9cm">
          <text:p/>
        </draw:line>
        <draw:line draw:style-name="gr3" draw:text-style-name="P1" draw:layer="layout" svg:x1="12cm" svg:y1="7.5cm" svg:x2="12cm" svg:y2="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4T10:13:52</meta:creation-date>
    <dc:date>2021-04-29T14:24:45</dc:date>
    <meta:editing-duration>PT10M16S</meta:editing-duration>
    <meta:editing-cycles>4</meta:editing-cycles>
    <meta:generator>OpenOffice.org/3.4.1$Unix OpenOffice.org_project/341m1$Build-9593</meta:generator>
    <meta:document-statistic meta:object-count="35"/>
  </office:meta>
</office:document-meta>
</file>